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e56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text:span text:style-name="Strong_20_Emphasis">3‑4‑1 — Introducción</text:span></text:h>
      <text:p text:style-name="Text_20_body">Llegados a este punto, ya disponemos de todos los elementos conceptuales necesarios para construir un sistema capaz de resolver el problema del Laberinto. Hemos descrito el modelo lógico de la vida, sus componentes fundamentales y la forma en que estos pueden funcionar como un sistema de cálculo. Ahora debemos dar un paso más: <text:span text:style-name="Strong_20_Emphasis">adaptar ese modelo al problema concreto que queremos resolver</text:span>.</text:p>
      <text:p text:style-name="P1">Y utilizo la palabra <text:span text:style-name="Emphasis">adaptar</text:span> con intención. </text:p>
      <text:p text:style-name="P1">En los computadores electrónicos que utilizamos a diario, la relación entre hardware y software está claramente separada. La máquina física —el hardware— suele ser genérica: una misma arquitectura puede ejecutar programas muy distintos entre sí. El software, por su parte, es la lógica, la inteligencia, el conjunto de instrucciones que definen el comportamiento del sistema. Esta separación permite que un mismo ordenador pueda ejecutar un procesador de textos, un videojuego o un simulador científico sin necesidad de modificar su estructura física.</text:p>
      <text:p text:style-name="Text_20_body">En la vida, sin embargo, esta distinción se difumina. <text:span text:style-name="Strong_20_Emphasis">Inteligencia y materia son inseparables</text:span>. La inteligencia crea la estructura, y la estructura crea inteligencia. Ambas evolucionan juntas, se moldean mutuamente y forman una unidad indivisible. Lo que en un ordenador llamaríamos “software” y “hardware” aquí no son categorías separadas, sino dos aspectos de un mismo fenómeno. La forma y la función se entrelazan.</text:p>
      <text:p text:style-name="Text_20_body">En un sistema de este tipo, viviente, <text:span text:style-name="Strong_20_Emphasis">la máquina debe estar hecha a la medida del problema</text:span>. No existe un organismo genérico capaz de resolver cualquier desafío. Cada forma de vida es una solución específica a un conjunto particular de condiciones. Por eso, si queremos utilizar el modelo lógico de la vida para resolver el problema del Laberinto, debemos crear una forma de vida adaptada a ese problema. No una criatura biológica, por supuesto, sino una entidad lógica que cumpla las funciones necesarias dentro de nuestro experimento.</text:p>
      <text:p text:style-name="Text_20_body">Dicho de otro modo: <text:span text:style-name="Strong_20_Emphasis">con los datos del problema construiremos una rama nueva del árbol de la vida</text:span>, una especie diseñada específicamente para explorar el Laberinto.</text:p>
      <text:h text:style-name="Heading_20_3" text:outline-level="3"><text:span text:style-name="Strong_20_Emphasis">La especie como familia de individuos</text:span></text:h>
      <text:p text:style-name="Text_20_body">Una especie es, en esencia, una familia de individuos semejantes. No idénticos, pero sí extraordinariamente parecidos. Comparten una estructura común, un conjunto de características que los define y que se transmite de generación en generación. En nuestro modelo, esta definición sigue siendo válida: la especie es el conjunto de individuos que comparten el mismo ADN lógico, la misma estructura funcional.</text:p>
      <text:p text:style-name="Text_20_body">Esto implica algo importante: <text:span text:style-name="Strong_20_Emphasis">es el individuo quien define a la especie</text:span>. Si queremos crear una nueva especie, basta con diseñar un individuo que posea las características adecuadas para el problema que queremos resolver. Una vez creado ese individuo inicial, su ciclo de vida hará el resto. Nacerá, se reproducirá y morirá, y en ese proceso dará origen a una población de descendientes que constituirá la nueva especie.</text:p>
      <text:h text:style-name="Heading_20_3" text:outline-level="3"><text:soft-page-break/><text:span text:style-name="Strong_20_Emphasis">Crear una especie es crear un individuo</text:span></text:h>
      <text:p text:style-name="Text_20_body">Todas las criaturas vivientes —reales o lógicas— comparten un ciclo de vida fundamental: nacer, reproducirse y morir. Este ciclo es suficiente para que una forma de vida se multiplique, explore su entorno y genere variaciones. Por eso, para crear una nueva especie dentro de nuestro modelo, no necesitamos construir una población completa. Solo necesitamos <text:span text:style-name="Strong_20_Emphasis">crear el individuo adecuado</text:span>.</text:p>
      <text:p text:style-name="Text_20_body">Ese individuo será la semilla de la especie. Su ADN contendrá los datos y métodos necesarios para interactuar con el Laberinto. Su estructura definirá cómo se comporta, cómo se reproduce y cómo avanza en el proceso de cálculo. Y una vez puesto en marcha, su descendencia continuará el trabajo, generación tras generación.</text:p>
      <text:p text:style-name="Text_20_body">En las siguientes secciones veremos cómo diseñar ese individuo, cómo definir su aspecto lógico, cómo ponerlo en marcha y cómo, a partir de él, emerge una especie completa capaz de enfrentarse al problema.</text:p>
      <text:p text:style-name="Text_20_body">La pregunta ahora es: <text:span text:style-name="Strong_20_Emphasis">¿cómo debe ser ese primer individuo para que toda la especie pueda resolver el Laberinto?</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8T10:59:31.444000000</meta:creation-date>
    <dc:date>2026-02-28T11:07:03.781000000</dc:date>
    <meta:editing-duration>PT7M32S</meta:editing-duration>
    <meta:editing-cycles>1</meta:editing-cycles>
    <meta:document-statistic meta:table-count="0" meta:image-count="0" meta:object-count="0" meta:page-count="2" meta:paragraph-count="15" meta:word-count="631" meta:character-count="4041" meta:non-whitespace-character-count="3423"/>
    <meta:generator>LibreOffice/7.3.5.2$Windows_X86_64 LibreOffice_project/184fe81b8c8c30d8b5082578aee2fed2ea847c01</meta:generator>
  </office:meta>
</office:document-meta>
</file>